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family-generic="roman" style:font-pitch="variable"/>
    <style:font-face style:name="Signika" svg:font-family="Signika" style:font-family-generic="roman" style:font-pitch="variable"/>
    <style:font-face style:name="Source Sans Pro" svg:font-family="'Source Sans Pro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Signika1" svg:font-family="Signika" style:font-family-generic="system" style:font-pitch="variable"/>
    <style:font-face style:name="Source Sans Pro1" svg:font-family="'Source Sans Pro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0in" fo:margin-left="-0.075in" fo:margin-top="0in" fo:margin-bottom="0in" table:align="left"/>
    </style:style>
    <style:style style:name="Table1.A" style:family="table-column">
      <style:table-column-properties style:column-width="6in"/>
    </style:style>
    <style:style style:name="Table1.B" style:family="table-column">
      <style:table-column-properties style:column-width="3.99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none"/>
    </style:style>
    <style:style style:name="Table2" style:family="table">
      <style:table-properties style:width="10in" fo:margin-left="-0.0785in" fo:margin-top="0in" fo:margin-bottom="0in" table:align="left"/>
    </style:style>
    <style:style style:name="Table2.A" style:family="table-column">
      <style:table-column-properties style:column-width="1.3in"/>
    </style:style>
    <style:style style:name="Table2.B" style:family="table-column">
      <style:table-column-properties style:column-width="1.9in"/>
    </style:style>
    <style:style style:name="Table2.D" style:family="table-column">
      <style:table-column-properties style:column-width="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5in" fo:border="0.5pt solid #ffffff"/>
    </style:style>
    <style:style style:name="Table2.A2" style:family="table-cell">
      <style:table-cell-properties style:vertical-align="middle" fo:padding="0.05in" fo:border="0.5pt solid #ffffff"/>
    </style:style>
    <style:style style:name="Table2.B2" style:family="table-cell">
      <style:table-cell-properties style:vertical-align="middle" fo:background-color="#e7765b" fo:padding="0.05in" fo:border="0.5pt solid #ffffff">
        <style:background-image/>
      </style:table-cell-properties>
    </style:style>
    <style:style style:name="Table2.C2" style:family="table-cell">
      <style:table-cell-properties style:vertical-align="middle" fo:background-color="#ffd966" fo:padding="0.05in" fo:border="0.5pt solid #ffffff">
        <style:background-image/>
      </style:table-cell-properties>
    </style:style>
    <style:style style:name="Table2.D2" style:family="table-cell">
      <style:table-cell-properties style:vertical-align="middle" fo:background-color="#5acb5c" fo:padding="0.05in" fo:border="0.5pt solid #ffffff">
        <style:background-image/>
      </style:table-cell-properties>
    </style:style>
    <style:style style:name="Table2.E2" style:family="table-cell">
      <style:table-cell-properties style:vertical-align="middle" fo:background-color="#7be977" fo:padding="0.05in" fo:border="0.5pt solid #ffffff">
        <style:background-image/>
      </style:table-cell-properties>
    </style:style>
    <style:style style:name="Table2.B3" style:family="table-cell">
      <style:table-cell-properties style:vertical-align="" fo:background-color="#e5ece7" fo:padding="0.05in" fo:border="0.5pt solid #ffffff">
        <style:background-image/>
      </style:table-cell-properties>
    </style:style>
    <style:style style:name="Table2.4" style:family="table-row">
      <style:table-row-properties style:min-row-height="0.2361in"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padding="0in" fo:border="none"/>
    </style:style>
    <style:style style:name="P7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Helvetica Neue" fo:font-size="10pt" style:font-name-asian="Helvetica Neue1" style:font-size-asian="10pt" style:font-name-complex="Helvetica Neue1" style:font-size-complex="10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weight="bold" style:font-weight-asian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padding="0in" fo:border="non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5" style:family="paragraph" style:parent-style-name="Standard">
      <style:paragraph-properties fo:margin-top="0.1945in" fo:margin-bottom="0.0555in" loext:contextual-spacing="false" fo:line-height="115%" fo:padding="0in" fo:border="none"/>
    </style:style>
    <style:style style:name="P16" style:family="paragraph" style:parent-style-name="Heading_20_1">
      <style:paragraph-properties fo:margin-top="0.139in" fo:margin-bottom="0in" loext:contextual-spacing="false" fo:padding="0in" fo:border="non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Helvetica Neue" fo:font-size="14pt" style:font-name-asian="Helvetica Neue1" style:font-size-asian="14pt" style:font-name-complex="Helvetica Neue1" style:font-size-complex="14pt"/>
    </style:style>
    <style:style style:name="T4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5" style:family="text">
      <style:text-properties fo:color="#5acb5c" style:font-name="Helvetica Neue" fo:font-size="14pt" fo:font-weight="bold" style:font-name-asian="Helvetica Neue1" style:font-size-asian="14pt" style:font-weight-asian="bold" style:font-name-complex="Helvetica Neue1" style:font-size-complex="14pt"/>
    </style:style>
    <style:style style:name="T6" style:family="text">
      <style:text-properties fo:font-weight="bold" style:font-weight-asian="bold"/>
    </style:style>
    <style:style style:name="T7" style:family="text">
      <style:text-properties fo:font-size="10pt" fo:font-style="italic" style:font-size-asian="10pt" style:font-style-asian="italic" style:font-size-complex="10pt"/>
    </style:style>
    <style:style style:name="T8" style:family="text">
      <style:text-properties fo:font-size="12pt" fo:font-style="italic" style:font-size-asian="12pt" style:font-style-asian="italic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Projet: </text:span></text:p>
          </table:table-cell>
          <table:table-cell table:style-name="Table1.A1" office:value-type="string">
            <text:p text:style-name="P3"><text:span text:style-name="T1">Période: </text:span></text:p>
          </table:table-cell>
        </table:table-row>
      </table:table>
      <text:p text:style-name="P1"/>
      <text:p text:style-name="P16"><text:bookmark text:name="_q76501ag6p7"/>Objectifs / Réussite? </text:p>
      <text:p text:style-name="P6"><text:span text:style-name="T2">Remplacez ce texte avec énoncé de votre objectif de haut niveau.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/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<text:span text:style-name="T5">▼</text:span></text:p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12"><text:span text:style-name="T6">Échec</text:span></text:p>
            <text:p text:style-name="P12"><text:span text:style-name="T7">Réussir consiste à éviter 100% de ces éléments</text:span></text:p>
          </table:table-cell>
          <table:table-cell table:style-name="Table2.C2" office:value-type="string">
            <text:p text:style-name="P12"><text:span text:style-name="T6">Réussite Minimale</text:span></text:p>
            <text:p text:style-name="P4"><text:span text:style-name="T7">Réussir consiste à atteindre 100% de ces éléments</text:span></text:p>
          </table:table-cell>
          <table:table-cell table:style-name="Table2.D2" office:value-type="string">
            <text:p text:style-name="P12"><text:span text:style-name="T1">Réussite visée</text:span></text:p>
            <text:p text:style-name="P14"><text:span text:style-name="T7">Réussir consiste à atteindre 40-60% de ces éléments</text:span></text:p>
          </table:table-cell>
          <table:table-cell table:style-name="Table2.E2" office:value-type="string">
            <text:p text:style-name="P12"><text:span text:style-name="T6">Réussite fabuleuse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8">Remplacez ce texte avec un intitulé. Ajoutez des lignes supplémentaires si besoin.Si vous avez besoin d’une seule ligne, effacez cette colonne</text:span></text:p>
          </table:table-cell>
          <table:table-cell table:style-name="Table2.B3" office:value-type="string">
            <text:p text:style-name="P11"/>
          </table:table-cell>
          <table:table-cell table:style-name="Table2.B3" office:value-type="string">
            <text:p text:style-name="P2"/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2"/>
          </table:table-cell>
        </table:table-row>
        <table:table-row table:style-name="Table2.4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<text:span text:style-name="T5">▲</text:span></text:p>
          </table:table-cell>
          <table:table-cell table:style-name="Table2.A1" office:value-type="string">
            <text:p text:style-name="P8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family-generic="roman" style:font-pitch="variable"/>
    <style:font-face style:name="Signika" svg:font-family="Signika" style:font-family-generic="roman" style:font-pitch="variable"/>
    <style:font-face style:name="Source Sans Pro" svg:font-family="'Source Sans Pro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Signika1" svg:font-family="Signika" style:font-family-generic="system" style:font-pitch="variable"/>
    <style:font-face style:name="Source Sans Pro1" svg:font-family="'Source Sans Pro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ource Sans Pro" fo:font-size="11pt" fo:language="en" fo:country="none" style:letter-kerning="false" style:font-name-asian="Source Sans Pro1" style:font-size-asian="11pt" style:language-asian="zh" style:country-asian="CN" style:font-name-complex="Source Sans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Source Sans Pro" fo:font-size="11pt" fo:language="en" fo:country="none" style:letter-kerning="false" style:font-name-asian="Source Sans Pro1" style:font-size-asian="11pt" style:language-asian="zh" style:country-asian="CN" style:font-name-complex="Source Sans Pr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font-size="24pt" style:font-size-asian="24pt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c5582e" fo:font-size="21pt" style:font-size-asian="21pt" style:font-size-complex="2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font-size="18pt" style:font-size-asian="18pt" style:font-size-complex="1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Title" style:family="paragraph" style:parent-style-name="normal" style:next-style-name="Standard" style:default-outline-level="" style:class="chapter">
      <style:paragraph-properties fo:keep-together="always" fo:keep-with-next="always"/>
      <style:text-properties style:font-name="Signika" fo:font-family="Signika" style:font-family-generic="roman" style:font-pitch="variable" fo:font-size="36pt" style:font-name-asian="Signika1" style:font-family-asian="Signika" style:font-family-generic-asian="system" style:font-pitch-asian="variable" style:font-size-asian="36pt" style:font-name-complex="Signika1" style:font-family-complex="Signika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2b6161" fo:font-size="21pt" style:font-size-asian="21pt" style:font-size-complex="2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.5in" fo:margin-bottom="0.5in" fo:margin-left="0.5in" fo:margin-right="0.5in" style:writing-mode="lr-tb" style:layout-grid-color="#c0c0c0" style:layout-grid-lines="190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" meta:paragraph-count="14" meta:word-count="70" meta:character-count="447" meta:non-whitespace-character-count="388"/>
    <meta:generator>LibreOfficeDev/6.0.5.2$Linux_X86_64 LibreOffice_project/</meta:generator>
  </office:meta>
</office:document-meta>
</file>